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SON ã≥â»èëëÃÇl" svg:font-family="'EPSON ã≥â»èëëÃÇ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B" svg:font-family="'UD Digi Kyokasho N-B'" style:font-pitch="variable"/>
    <style:font-face style:name="UD Digi Kyokasho N-R" svg:font-family="'UD Digi Kyokasho N-R'" style:font-pitch="variable"/>
  </office:font-face-decls>
  <office:automatic-styles>
    <style:style style:name="P1" style:family="paragraph" style:parent-style-name="Text_20_body">
      <style:text-properties style:font-name="UD Digi Kyokasho N-R" fo:font-size="16pt" style:text-underline-style="none" fo:font-weight="bold" officeooo:paragraph-rsid="00243e90" style:font-name-asian="UD Digi Kyokasho N-R" style:font-size-asian="16pt" style:font-weight-asian="bold" style:font-size-complex="16pt" style:font-weight-complex="bold"/>
    </style:style>
    <style:style style:name="P2" style:family="paragraph" style:parent-style-name="Text_20_body">
      <style:text-properties style:font-name="UD Digi Kyokasho N-R" fo:font-size="16pt" fo:font-weight="normal" officeooo:paragraph-rsid="00243e90" style:font-name-asian="UD Digi Kyokasho N-R" style:font-size-asian="16pt" style:font-weight-asian="normal" style:font-size-complex="16pt" style:font-weight-complex="normal"/>
    </style:style>
    <style:style style:name="P3" style:family="paragraph" style:parent-style-name="Text_20_body">
      <style:text-properties style:font-name="UD Digi Kyokasho N-R" fo:font-size="16pt" fo:font-weight="bold" officeooo:paragraph-rsid="00243e90" style:font-name-asian="UD Digi Kyokasho N-R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UD Digi Kyokasho N-R" fo:font-size="16pt" fo:font-weight="normal" officeooo:paragraph-rsid="00243e90" style:font-name-asian="UD Digi Kyokasho N-R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UD Digi Kyokasho N-R" fo:font-size="16pt" style:font-name-asian="UD Digi Kyokasho N-R" style:font-size-asian="16pt" style:font-size-complex="16pt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Shinunoga E-Wa (死ぬのがいいわ)"</text:p>
      <text:p text:style-name="P2">指切りげんまん ホラでも吹いたら<text:line-break/>針でもなんでも 飲ませていただき Monday<text:line-break/>It doesn't matter if it's Sunday<text:line-break/>鏡よ鏡よ この世で1番<text:line-break/>変わることのない 愛をくれるのは だれ<text:line-break/>No need to ask 'cause it's my darling<text:line-break/><text:line-break/>わたしの最後はあなたがいい<text:line-break/>あなたとこのままおサラバするより<text:line-break/>死ぬのがいいわ<text:line-break/>死ぬのがいいわ<text:line-break/>三度の飯よりあんたがいいのよ<text:line-break/>あんたとこのままおサラバするよか<text:line-break/>死ぬのがいいわ<text:line-break/>死ぬのがいいわ<text:line-break/><text:line-break/>それでも時々 浮つく my heart<text:line-break/>死んでも治らな治してみせます baby<text:line-break/>Yeah, I ain't nothing but ya baby<text:line-break/>失って初めて気がつくなんて<text:line-break/>そんなダサいこと もうしたないのよ goodbye<text:line-break/>Oh, don't you ever say bye-bye<text:line-break/>Yeah, yeah<text:line-break/><text:line-break/>わたしの最後はあなたがいい<text:line-break/>あなたとこのままおサラバするより<text:line-break/>死ぬのがいいわ<text:line-break/>死ぬのがいいわ<text:line-break/>三度の飯よりあんたがいいのよ<text:line-break/>あんたとこのままおサラバするよか<text:line-break/>死ぬのがいいわ<text:line-break/>死ぬのがいいわ<text:line-break/><text:line-break/>わたしの最後はあなたがいい<text:line-break/>あなたとこのままおサラバするより<text:line-break/><text:soft-page-break/>死ぬのがいいわ<text:line-break/>死ぬのがいいわ<text:line-break/>三度の飯よりあんたがいいのよ<text:line-break/>あんたとこのままおサラバするよか<text:line-break/>死ぬのがいいわ<text:line-break/>死ぬのがいいわ<text:line-break/><text:line-break/>それでも時々浮つく my heart<text:line-break/>そんなダサいのは もう要らないのよ bye-bye<text:line-break/>I'll always stick with ya, my baby </text:p>
      <text:p text:style-name="P2"/>
      <text:p text:style-name="P3">"Matsuri (まつり)"</text:p>
      <text:p text:style-name="P4">Yeah<text:line-break/><text:line-break/>愛しか感じたくもない<text:line-break/>もう何の分け隔てもない<text:line-break/>まとめてかかってきなさい<text:line-break/>今なら全て受け止めるから<text:line-break/><text:line-break/>で、一体何がほしいわけ (Yeah)<text:line-break/>誰に勝ちたいわけ (Ay, yeah-yeah)<text:line-break/>なかなか気づけんよね<text:line-break/>何もかも既に持ってるのにね (Ay, yeah)<text:line-break/><text:line-break/>花祭り　夏祭り<text:line-break/>何でも好きに選びな<text:line-break/>あなたの心の中咲かせな (えいっ)<text:line-break/>秋祭り　冬休み<text:line-break/>その閉じた心　今こじ開けな<text:line-break/>あっけーな<text:line-break/>ラッセーラ<text:line-break/><text:line-break/>祭り　祭り<text:line-break/>毎日愛しき何かの<text:line-break/>祭り　祭り<text:line-break/>あれもこれもが大当たり<text:line-break/>比べるものは何もない<text:line-break/>勝ちや負けとか一切ない<text:line-break/>ない　ない<text:line-break/><text:soft-page-break/><text:line-break/>何も知ったこっちゃない<text:line-break/>好きにしてください<text:line-break/>何も知ったこっちゃない<text:line-break/>好きにしてください<text:line-break/><text:line-break/>僕が激しく泣いたせいで<text:line-break/>君が派手に笑ったせいで<text:line-break/>夏の暑さ身体を焦がして<text:line-break/>冬の厳しさ骨身に沁みた<text:line-break/><text:line-break/>真っ平らに生きられたら<text:line-break/>真っ直ぐにそこへ行けたかな<text:line-break/>っしゃ今なら遅くはねーから<text:line-break/>っしゃ　っしゃ　っしゃ　っしゃ<text:line-break/><text:line-break/>Aah 花祭り　夏祭り<text:line-break/>生まれゆくもの死にゆくもの<text:line-break/>全てが同時の出来事<text:line-break/>Aah 秋祭り　冬休み<text:line-break/>みな抱きしめたら踊りなさいな　さいな<text:line-break/><text:line-break/>祭り　祭り<text:line-break/>毎日愛しき何かの<text:line-break/>祭り　祭り<text:line-break/>あれもこれもが有り難し<text:line-break/>苦しむことは何もない<text:line-break/>肩落とすこた一切ない<text:line-break/>ない　ない<text:line-break/><text:line-break/>祭り　祭り (Ooh)<text:line-break/>毎日愛しき何かの (Yeah)<text:line-break/>祭り　祭り (Ooh)<text:line-break/>あれもこれもが有り難し<text:line-break/>苦しむことは何もない<text:line-break/>肩落とすこた一切ない<text:line-break/>ない (ない)　ない (ない)<text:line-break/><text:line-break/>何も知ったこっちゃない<text:line-break/>好きにしてください<text:line-break/>何も知ったこっちゃない<text:line-break/>何にせよめでたい </text:p>
      <text:p text:style-name="P5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SON ã≥â»èëëÃÇl" svg:font-family="'EPSON ã≥â»èëëÃÇ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B" svg:font-family="'UD Digi Kyokasho N-B'" style:font-pitch="variable"/>
    <style:font-face style:name="UD Digi Kyokasho N-R" svg:font-family="'UD Digi Kyokasho N-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7799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19:36.154724452</meta:creation-date>
    <dc:date>2023-09-25T09:02:11.462335134</dc:date>
    <meta:editing-duration>PT1H5M3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4" meta:paragraph-count="4" meta:word-count="998" meta:character-count="1397" meta:non-whitespace-character-count="1203"/>
  </office:meta>
</office:document-meta>
</file>